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------------------------------- READ ME -----------------------------------------</text:span></text:p>
      <text:p text:style-name="P1"><text:span text:style-name="T1">Project Title - Detection of hedonic response using Ballistocardiography</text:span></text:p>
      <text:p text:style-name="P1"><text:span text:style-name="T1">Group members -</text:span></text:p>
      <text:p text:style-name="P1"><text:span text:style-name="T1">1. Praneel Rathore - IIT2013034<text:line-break/>2. Aayush Garg - IIT2013061<text:line-break/>3. Nipun Manocha - IIT2013124</text:span></text:p>
      <text:p text:style-name="P1"><text:span text:style-name="T1"/></text:p>
      <text:p text:style-name="P1"><text:span text:style-name="T1">Pre-requisites to run the project - </text:span></text:p>
      <text:p text:style-name="P2"><text:span text:style-name="T2">Python 2.7</text:span></text:p>
      <text:p text:style-name="P2"><text:span text:style-name="T2">OpenCV 2.4.10</text:span></text:p>
      <text:p text:style-name="P2"><text:span text:style-name="T2">Scipy 0.18.1</text:span></text:p>
      <text:p text:style-name="P2"><text:span text:style-name="T2">Numpy 1.11.2</text:span></text:p>
      <text:p text:style-name="P2"><text:span text:style-name="T2">Matplotlib 1.5.3</text:span></text:p>
      <text:p text:style-name="P2"><text:span text:style-name="T2">PeakUtils 1.0.3</text:span></text:p>
      <text:p text:style-name="P2"><text:span text:style-name="T3"/></text:p>
      <text:p text:style-name="P3"><text:span text:style-name="T3">Steps to run the project - </text:span></text:p>
      <text:p text:style-name="P3"><text:span text:style-name="T3">The following project can be run on JetBrains Pycharm IDE 2016.2.3 Community Edition.</text:span></text:p>
      <text:p text:style-name="P3"><text:span text:style-name="T3">1. Open the SETTINGS.json file to edit the file paths according to the location of data files in your system.</text:span></text:p>
      <text:p text:style-name="P3"><text:span text:style-name="T3">2. In file4.py file enter the video numbers you want to run the code on in the arrays arrpos and arrneg. Change the subject number and run the code.</text:span></text:p>
      <text:p text:style-name="P3"><text:span text:style-name="T3">3. After running the code, hrv_values will be stored in the folder saved_hrv and final signa will be stored in saved_signal (in the data sub folder).</text:span></text:p>
      <text:p text:style-name="P3"><text:span text:style-name="T3">4. To compute various statistical measures on the hrv data, run file6.py.</text:span></text:p>
      <text:p text:style-name="P3"><text:span text:style-name="T3"/></text:p>
      <text:p text:style-name="P3"><text:span text:style-name="T3">The project is also uploaded on github. Here is the link to the repository -<text:s/></text:span><text:a xlink:href="https://github.com/praneelrathore/Ballistocardiography"><text:span text:style-name="T4">https://github.com/praneelrathore/Ballistocardiography</text:span></text:a><text:span text:style-name="T5"><text:line-break/></text:span></text:p>
      <text:p text:style-name="P3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